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1dfac9"/>
    </style:style>
    <style:style style:name="P2" style:family="paragraph" style:parent-style-name="Horizontal_20_Line">
      <style:text-properties style:font-name="Liberation Mono" fo:font-size="10pt" officeooo:rsid="001feb1b" officeooo:paragraph-rsid="001feb1b" fo:background-color="#ffff00" style:font-name-asian="Noto Sans Mono CJK SC" style:font-size-asian="10pt" style:font-name-complex="Liberation Mono" style:font-size-complex="10pt"/>
    </style:style>
    <style:style style:name="P3" style:family="paragraph" style:parent-style-name="Preformatted_20_Text">
      <style:text-properties officeooo:paragraph-rsid="001dfac9"/>
    </style:style>
    <style:style style:name="P4" style:family="paragraph" style:parent-style-name="Preformatted_20_Text">
      <style:text-properties officeooo:rsid="001dfac9" officeooo:paragraph-rsid="001dfac9" fo:background-color="#ffff00"/>
    </style:style>
    <style:style style:name="P5" style:family="paragraph" style:parent-style-name="Preformatted_20_Text">
      <style:text-properties officeooo:rsid="0009c5fb" officeooo:paragraph-rsid="001dfac9" fo:background-color="#ffff00"/>
    </style:style>
    <style:style style:name="P6" style:family="paragraph" style:parent-style-name="Preformatted_20_Text">
      <style:text-properties officeooo:rsid="001feb1b" officeooo:paragraph-rsid="001feb1b" fo:background-color="#ffff00"/>
    </style:style>
    <style:style style:name="P7" style:family="paragraph" style:parent-style-name="Preformatted_20_Text">
      <style:text-properties officeooo:rsid="001feb1b" officeooo:paragraph-rsid="001feb1b"/>
    </style:style>
    <style:style style:name="P8" style:family="paragraph" style:parent-style-name="Preformatted_20_Text">
      <style:text-properties officeooo:paragraph-rsid="001feb1b"/>
    </style:style>
    <style:style style:name="P9" style:family="paragraph" style:parent-style-name="Preformatted_20_Text">
      <style:text-properties style:font-name="Liberation Mono" fo:font-size="10pt" officeooo:rsid="001feb1b" officeooo:paragraph-rsid="001feb1b" style:font-name-asian="Noto Sans Mono CJK SC" style:font-size-asian="10pt" style:font-name-complex="Liberation Mono" style:font-size-complex="10pt"/>
    </style:style>
    <style:style style:name="T1" style:family="text">
      <style:text-properties officeooo:rsid="0009c5fb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feb1b" style:font-name-asian="Noto Sans Mono CJK SC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5">MainWindow.h</text:p>
      <text:p text:style-name="P1"/>
      <text:p text:style-name="P3">#ifndef MAINWINDOW_H</text:p>
      <text:p text:style-name="P3">#define MAINWINDOW_H</text:p>
      <text:p text:style-name="P3"/>
      <text:p text:style-name="P3">#include &lt;QMainWindow&gt;</text:p>
      <text:p text:style-name="P3">#include &lt;QVector&gt;</text:p>
      <text:p text:style-name="P3"/>
      <text:p text:style-name="P3">#include "Task.h"</text:p>
      <text:p text:style-name="P3"/>
      <text:p text:style-name="P3">namespace Ui {</text:p>
      <text:p text:style-name="P3">class MainWindow;</text:p>
      <text:p text:style-name="P3">}</text:p>
      <text:p text:style-name="P3"/>
      <text:p text:style-name="P3">class MainWindow : public QMainWindow</text:p>
      <text:p text:style-name="P3">{</text:p>
      <text:p text:style-name="P3"><text:s text:c="4"/>Q_OBJECT</text:p>
      <text:p text:style-name="P3"/>
      <text:p text:style-name="P3">public:</text:p>
      <text:p text:style-name="P3"><text:s text:c="4"/>explicit MainWindow(QWidget *parent = 0);</text:p>
      <text:p text:style-name="P3"><text:s text:c="4"/>~MainWindow();</text:p>
      <text:p text:style-name="P3"><text:s text:c="4"/>void updateStatus();</text:p>
      <text:p text:style-name="P3"/>
      <text:p text:style-name="P3">public slots:</text:p>
      <text:p text:style-name="P3"><text:s text:c="4"/>void addTask();</text:p>
      <text:p text:style-name="P3"><text:s text:c="4"/>void removeTask(Task* task);</text:p>
      <text:p text:style-name="P3"><text:s text:c="4"/>void taskStatusChanged(Task* task);</text:p>
      <text:p text:style-name="P3"/>
      <text:p text:style-name="P3">private:</text:p>
      <text:p text:style-name="P3"><text:s text:c="4"/>Ui::MainWindow *ui;</text:p>
      <text:p text:style-name="P3"><text:s text:c="4"/>QVector&lt;Task*&gt; mTasks;</text:p>
      <text:p text:style-name="P3">};</text:p>
      <text:p text:style-name="P3"/>
      <text:p text:style-name="P3">#endif // MAINWINDOW_H</text:p>
      <text:p text:style-name="P3"/>
      <text:p text:style-name="P4">MainWindow.cpp</text:p>
      <text:p text:style-name="Horizontal_20_Line"/>
      <text:p text:style-name="Preformatted_20_Text">#include "MainWindow.h"</text:p>
      <text:p text:style-name="Preformatted_20_Text">#include "ui_MainWindow.h"</text:p>
      <text:p text:style-name="Preformatted_20_Text"/>
      <text:p text:style-name="Preformatted_20_Text">#include &lt;QDebug&gt;</text:p>
      <text:p text:style-name="Preformatted_20_Text">#include &lt;QInputDialog&gt;</text:p>
      <text:p text:style-name="Preformatted_20_Text"/>
      <text:p text:style-name="Preformatted_20_Text">MainWindow::MainWindow(QWidget *parent) :</text:p>
      <text:p text:style-name="Preformatted_20_Text"><text:s text:c="4"/>QMainWindow(parent),</text:p>
      <text:p text:style-name="Preformatted_20_Text"><text:s text:c="4"/>ui(new Ui::MainWindow),</text:p>
      <text:p text:style-name="Preformatted_20_Text"><text:s text:c="4"/>mTasks()</text:p>
      <text:p text:style-name="Preformatted_20_Text">{</text:p>
      <text:p text:style-name="Preformatted_20_Text"><text:s text:c="4"/>ui-&gt;setupUi(this);</text:p>
      <text:p text:style-name="Preformatted_20_Text"><text:s text:c="4"/>connect(ui-&gt;addTaskButton, &amp;QPushButton::clicked, this, &amp;MainWindow::addTask);</text:p>
      <text:p text:style-name="Preformatted_20_Text"><text:s text:c="4"/>updateStatus();</text:p>
      <text:p text:style-name="Preformatted_20_Text">}</text:p>
      <text:p text:style-name="Preformatted_20_Text"/>
      <text:p text:style-name="Preformatted_20_Text">MainWindow::~MainWindow()</text:p>
      <text:p text:style-name="Preformatted_20_Text">{</text:p>
      <text:p text:style-name="Preformatted_20_Text"><text:s text:c="4"/>delete ui;</text:p>
      <text:p text:style-name="Preformatted_20_Text">}</text:p>
      <text:p text:style-name="Preformatted_20_Text"/>
      <text:p text:style-name="Preformatted_20_Text"><text:soft-page-break/>void MainWindow::addTask()</text:p>
      <text:p text:style-name="Preformatted_20_Text">{</text:p>
      <text:p text:style-name="Preformatted_20_Text"><text:s text:c="4"/>bool ok;</text:p>
      <text:p text:style-name="Preformatted_20_Text"><text:s text:c="4"/>QString name = QInputDialog::getText(this, tr("Add task"),</text:p>
      <text:p text:style-name="Preformatted_20_Text"><text:s text:c="41"/>tr("Task name"), QLineEdit::Normal,</text:p>
      <text:p text:style-name="Preformatted_20_Text"><text:s text:c="41"/>tr("Untitled task"), &amp;ok);</text:p>
      <text:p text:style-name="Preformatted_20_Text"><text:s text:c="4"/>if (ok &amp;&amp; !name.isEmpty()) {</text:p>
      <text:p text:style-name="Preformatted_20_Text"><text:s text:c="8"/>qDebug() &lt;&lt; "Adding new task";</text:p>
      <text:p text:style-name="Preformatted_20_Text"><text:s text:c="8"/>Task* task = new Task(name);</text:p>
      <text:p text:style-name="Preformatted_20_Text"><text:s text:c="8"/>connect(task, &amp;Task::removed, this, &amp;MainWindow::removeTask);</text:p>
      <text:p text:style-name="Preformatted_20_Text"><text:s text:c="8"/>connect(task, &amp;Task::statusChanged, this, &amp;MainWindow::taskStatusChanged);</text:p>
      <text:p text:style-name="Preformatted_20_Text"><text:s text:c="8"/>mTasks.append(task);</text:p>
      <text:p text:style-name="Preformatted_20_Text"><text:s text:c="8"/>ui-&gt;tasksLayout-&gt;addWidget(task);</text:p>
      <text:p text:style-name="Preformatted_20_Text"><text:s text:c="8"/>updateStatus();</text:p>
      <text:p text:style-name="Preformatted_20_Text"><text:s text:c="4"/>}</text:p>
      <text:p text:style-name="Preformatted_20_Text">}</text:p>
      <text:p text:style-name="Preformatted_20_Text"/>
      <text:p text:style-name="Preformatted_20_Text">void MainWindow::removeTask(Task* task)</text:p>
      <text:p text:style-name="Preformatted_20_Text">{</text:p>
      <text:p text:style-name="Preformatted_20_Text"><text:s text:c="4"/>mTasks.removeOne(task);</text:p>
      <text:p text:style-name="Preformatted_20_Text"><text:s text:c="4"/>ui-&gt;tasksLayout-&gt;removeWidget(task);</text:p>
      <text:p text:style-name="Preformatted_20_Text"><text:s text:c="4"/>delete task;</text:p>
      <text:p text:style-name="Preformatted_20_Text"><text:s text:c="4"/>updateStatus();</text:p>
      <text:p text:style-name="Preformatted_20_Text">}</text:p>
      <text:p text:style-name="Preformatted_20_Text"/>
      <text:p text:style-name="Preformatted_20_Text">void MainWindow::taskStatusChanged(Task* /*task*/)</text:p>
      <text:p text:style-name="Preformatted_20_Text">{</text:p>
      <text:p text:style-name="Preformatted_20_Text"><text:s text:c="4"/>updateStatus();</text:p>
      <text:p text:style-name="Preformatted_20_Text">}</text:p>
      <text:p text:style-name="Preformatted_20_Text"/>
      <text:p text:style-name="Preformatted_20_Text">void MainWindow::updateStatus()</text:p>
      <text:p text:style-name="Preformatted_20_Text">{</text:p>
      <text:p text:style-name="Preformatted_20_Text"><text:s text:c="4"/>int completedCount = 0;</text:p>
      <text:p text:style-name="Preformatted_20_Text"><text:s text:c="4"/>for(auto t : mTasks) <text:s/>{</text:p>
      <text:p text:style-name="Preformatted_20_Text"><text:s text:c="8"/>if (t-&gt;isCompleted()) {</text:p>
      <text:p text:style-name="Preformatted_20_Text"><text:s text:c="12"/>completedCount++;</text:p>
      <text:p text:style-name="Preformatted_20_Text"><text:s text:c="8"/>}</text:p>
      <text:p text:style-name="Preformatted_20_Text"><text:s text:c="4"/>}</text:p>
      <text:p text:style-name="Preformatted_20_Text"><text:s text:c="4"/>int todoCount = mTasks.size() - completedCount;</text:p>
      <text:p text:style-name="Preformatted_20_Text"/>
      <text:p text:style-name="Preformatted_20_Text"><text:s text:c="4"/>ui-&gt;statusLabel-&gt;setText(QString("Status: %1 todo / %2 completed")</text:p>
      <text:p text:style-name="Preformatted_20_Text"><text:s text:c="29"/>.arg(todoCount)</text:p>
      <text:p text:style-name="Preformatted_20_Text"><text:s text:c="29"/>.arg(completedCount));</text:p>
      <text:p text:style-name="Preformatted_20_Text">}</text:p>
      <text:p text:style-name="Preformatted_20_Text"/>
      <text:p text:style-name="P3"/>
      <text:p text:style-name="P2">Task.h</text:p>
      <text:p text:style-name="P8"><text:span text:style-name="T2">#i</text:span>fndef TASK_H</text:p>
      <text:p text:style-name="P8">#define TASK_H</text:p>
      <text:p text:style-name="P8"/>
      <text:p text:style-name="P8">#include &lt;QWidget&gt;</text:p>
      <text:p text:style-name="P8">#include &lt;QString&gt;</text:p>
      <text:p text:style-name="P8"/>
      <text:p text:style-name="P8">namespace Ui {</text:p>
      <text:p text:style-name="P8">class Task;</text:p>
      <text:p text:style-name="P8">}</text:p>
      <text:p text:style-name="P8"/>
      <text:p text:style-name="P8">class Task : public QWidget</text:p>
      <text:p text:style-name="P8">{</text:p>
      <text:p text:style-name="P8"><text:soft-page-break/><text:s text:c="4"/>Q_OBJECT</text:p>
      <text:p text:style-name="P8"/>
      <text:p text:style-name="P8">public:</text:p>
      <text:p text:style-name="P8"><text:s text:c="4"/>explicit Task(const QString&amp; name, QWidget *parent = 0);</text:p>
      <text:p text:style-name="P8"><text:s text:c="4"/>~Task();</text:p>
      <text:p text:style-name="P8"/>
      <text:p text:style-name="P8"><text:s text:c="4"/>void setName(const QString&amp; name);</text:p>
      <text:p text:style-name="P8"><text:s text:c="4"/>QString name() const;</text:p>
      <text:p text:style-name="P8"><text:s text:c="4"/>bool isCompleted() const;</text:p>
      <text:p text:style-name="P8"/>
      <text:p text:style-name="P8">public slots:</text:p>
      <text:p text:style-name="P8"><text:s text:c="4"/>void rename();</text:p>
      <text:p text:style-name="P8"/>
      <text:p text:style-name="P8">signals:</text:p>
      <text:p text:style-name="P8"><text:s text:c="4"/>void removed(Task* task);</text:p>
      <text:p text:style-name="P8"><text:s text:c="4"/>void statusChanged(Task* task);</text:p>
      <text:p text:style-name="P8"/>
      <text:p text:style-name="P8">private slots:</text:p>
      <text:p text:style-name="P8"><text:s text:c="4"/>void checked(bool checked);</text:p>
      <text:p text:style-name="P8"/>
      <text:p text:style-name="P8">private:</text:p>
      <text:p text:style-name="P8"><text:s text:c="4"/>Ui::Task *ui;</text:p>
      <text:p text:style-name="P8">};</text:p>
      <text:p text:style-name="P8"/>
      <text:p text:style-name="P7">#endif // TASK_H</text:p>
      <text:p text:style-name="P7"/>
      <text:p text:style-name="P7"/>
      <text:p text:style-name="P6">Task.cpp</text:p>
      <text:p text:style-name="Horizontal_20_Line"/>
      <text:p text:style-name="P8">#include "Task.h"</text:p>
      <text:p text:style-name="P8">#include "ui_Task.h"</text:p>
      <text:p text:style-name="P8"/>
      <text:p text:style-name="P8">#include &lt;QInputDialog&gt;</text:p>
      <text:p text:style-name="P8">#include &lt;QDebug&gt;</text:p>
      <text:p text:style-name="P8"/>
      <text:p text:style-name="P8">Task::Task(const QString&amp; name, QWidget *parent) :</text:p>
      <text:p text:style-name="P8"><text:s text:c="8"/>QWidget(parent),</text:p>
      <text:p text:style-name="P8"><text:s text:c="8"/>ui(new Ui::Task)</text:p>
      <text:p text:style-name="P8">{</text:p>
      <text:p text:style-name="P8"><text:s text:c="4"/>ui-&gt;setupUi(this);</text:p>
      <text:p text:style-name="P8"><text:s text:c="4"/>setName(name);</text:p>
      <text:p text:style-name="P8"/>
      <text:p text:style-name="P8"><text:s text:c="4"/>connect(ui-&gt;editButton, &amp;QPushButton::clicked, this, &amp;Task::rename);</text:p>
      <text:p text:style-name="P8"><text:s text:c="4"/>connect(ui-&gt;removeButton, &amp;QPushButton::clicked, [this] {</text:p>
      <text:p text:style-name="P8"><text:s text:c="8"/>emit removed(this);</text:p>
      <text:p text:style-name="P8"><text:s text:c="4"/>});</text:p>
      <text:p text:style-name="P8"><text:s text:c="4"/>connect(ui-&gt;checkbox, &amp;QCheckBox::toggled, this, &amp;Task::checked);</text:p>
      <text:p text:style-name="P8">}</text:p>
      <text:p text:style-name="P8"/>
      <text:p text:style-name="P8">Task::~Task()</text:p>
      <text:p text:style-name="P8">{</text:p>
      <text:p text:style-name="P8"><text:s text:c="4"/>qDebug() &lt;&lt; "~Task() called";</text:p>
      <text:p text:style-name="P8"><text:s text:c="4"/>delete ui;</text:p>
      <text:p text:style-name="P8">}</text:p>
      <text:p text:style-name="P8"/>
      <text:p text:style-name="P8">void Task::setName(const QString&amp; name)</text:p>
      <text:p text:style-name="P8">{</text:p>
      <text:p text:style-name="P8"><text:s text:c="4"/>ui-&gt;checkbox-&gt;setText(name);</text:p>
      <text:p text:style-name="P8">}</text:p>
      <text:p text:style-name="P8"/>
      <text:p text:style-name="P8">QString Task::name() const</text:p>
      <text:p text:style-name="P8"><text:soft-page-break/>{</text:p>
      <text:p text:style-name="P8"><text:s text:c="4"/>return ui-&gt;checkbox-&gt;text();</text:p>
      <text:p text:style-name="P8">}</text:p>
      <text:p text:style-name="P8"/>
      <text:p text:style-name="P8">bool Task::isCompleted() const</text:p>
      <text:p text:style-name="P8">{</text:p>
      <text:p text:style-name="P8"><text:s text:c="3"/>return ui-&gt;checkbox-&gt;isChecked();</text:p>
      <text:p text:style-name="P8">}</text:p>
      <text:p text:style-name="P8"/>
      <text:p text:style-name="P8">void Task::rename()</text:p>
      <text:p text:style-name="P8">{</text:p>
      <text:p text:style-name="P8"><text:s text:c="4"/>bool ok;</text:p>
      <text:p text:style-name="P8"><text:s text:c="4"/>QString value = <text:span text:style-name="T3">QInputDialog</text:span>::getText(this, tr("Edit task"),</text:p>
      <text:p text:style-name="P8"><text:s text:c="42"/>tr("Task name"), QLineEdit::Normal,</text:p>
      <text:p text:style-name="P8"><text:s text:c="42"/>this-&gt;name(), &amp;ok);</text:p>
      <text:p text:style-name="P8"><text:s text:c="4"/>if (ok &amp;&amp; !value.isEmpty()) {</text:p>
      <text:p text:style-name="P8"><text:s text:c="8"/>setName(value);</text:p>
      <text:p text:style-name="P8"><text:s text:c="4"/>}</text:p>
      <text:p text:style-name="P8">}</text:p>
      <text:p text:style-name="P8"/>
      <text:p text:style-name="P8">void Task::checked(bool checked)</text:p>
      <text:p text:style-name="P8">{</text:p>
      <text:p text:style-name="P8"><text:s text:c="4"/>QFont font(ui-&gt;checkbox-&gt;font());</text:p>
      <text:p text:style-name="P8"><text:s text:c="4"/>font.setStrikeOut(checked);</text:p>
      <text:p text:style-name="P8"><text:s text:c="4"/>ui-&gt;checkbox-&gt;setFont(font);</text:p>
      <text:p text:style-name="P8"/>
      <text:p text:style-name="P8"><text:s text:c="4"/>emit statusChanged(this);</text:p>
      <text:p text:style-name="P8">}</text:p>
      <text:p text:style-name="P8"/>
      <text:p text:style-name="P8"/>
      <text:p text:style-name="P2">main.cpp</text:p>
      <text:p text:style-name="P8">#include "MainWindow.h"</text:p>
      <text:p text:style-name="P8">#include &lt;QApplication&gt;</text:p>
      <text:p text:style-name="P8"/>
      <text:p text:style-name="P8">int main(int argc, char *argv[])</text:p>
      <text:p text:style-name="P8">{</text:p>
      <text:p text:style-name="P8"><text:s text:c="4"/>QApplication a(argc, argv);</text:p>
      <text:p text:style-name="P8"><text:s text:c="4"/>MainWindow w;</text:p>
      <text:p text:style-name="P8"><text:s text:c="4"/>w.show();</text:p>
      <text:p text:style-name="P8"/>
      <text:p text:style-name="P8"><text:s text:c="4"/>return a.exec();</text:p>
      <text:p text:style-name="P9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text-properties officeooo:paragraph-rsid="001dfac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3T21:33:02.519169992</dc:date>
    <meta:editing-duration>PT4M1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73" meta:word-count="363" meta:character-count="3883" meta:non-whitespace-character-count="3097"/>
  </office:meta>
</office:document-meta>
</file>